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text-align="justify" style:justify-single-word="false"/>
    </style:style>
    <style:style style:name="P2" style:family="paragraph" style:parent-style-name="UBUcuerpoTrabajo" style:list-style-name="L1">
      <style:paragraph-properties fo:text-align="justify" style:justify-single-word="false"/>
    </style:style>
    <style:style style:name="P3" style:family="paragraph" style:parent-style-name="Heading_20_1">
      <style:paragraph-properties fo:break-before="page"/>
    </style:style>
    <style:style style:name="P4" style:family="paragraph" style:parent-style-name="Heading_20_2">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BUcuerpoTrabajo"/>
      <text:h text:style-name="P3" text:outline-level="1">Trabajos relacionados </text:h>
      <text:p text:style-name="UBUcuerpoTrabajo"/>
      <text:h text:style-name="Heading_20_2" text:outline-level="2">BlocklyToChapinToCFacil</text:h>
      <text:p text:style-name="P1">Existe un desarrollo anterior de este proyecto con el mismo nombre, “BlocklyToChapinToCFacil”, para la asignatura de “Trabajo Fin de Grado” del grado “Ingeniería Informática” de la universidad de Burgos, que fue presentado el día 19/03/2015. </text:p>
      <text:p text:style-name="P1">Este proyecto se encuentra como recurso en el departamento de informática de la universidad.</text:p>
      <text:p text:style-name="P1">La principal diferencia entre los dos proyectos, es que en el primero se convertía el código de Blockly a C_facil con todas las variables como variables globales, mientras que en el actual proyecto los variables declaradas en el código convertido a C_facil son variables locales.</text:p>
      <text:p text:style-name="P1"/>
      <text:p text:style-name="P1"/>
      <text:h text:style-name="P4" text:outline-level="2">Herramientas generadoras de código</text:h>
      <text:p text:style-name="P1">Existen varias herramientas que generan código desde una perspectiva visual. Un ejemplo de herramientas son:</text:p>
      <text:p text:style-name="P1"/>
      <text:list xml:id="list2809560753627451181" text:style-name="L1">
        <text:list-item>
          <text:p text:style-name="P2">Generador código CSS<text:bibliography-mark text:identifier="25" text:bibliography-type="book" text:title="http://www.cssportal.com/">[25]</text:bibliography-mark></text:p>
          <text:list>
            <text:list-header>
              <text:p text:style-name="P2">La página “CSS Layout Generator” <text:s text:c="2"/>permite crear código CSS para el diseño web.</text:p>
            </text:list-header>
          </text:list>
        </text:list-item>
      </text:list>
      <text:p text:style-name="P1"/>
      <text:list xml:id="list32407753" text:continue-numbering="true" text:style-name="L1">
        <text:list-item>
          <text:p text:style-name="P2">Generador código formulario<text:bibliography-mark text:identifier="26" text:bibliography-type="book" text:title="http://www.phpform.org/">[26]</text:bibliography-mark></text:p>
          <text:list>
            <text:list-header>
              <text:p text:style-name="P2">La página pForm es un generador gratuito de formularios HTML </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6_TrabajosRelacionados.odt</text:file-name> v.<text:editing-cycles>10</text:editing-cycles> <text:title/><text:modification-date style:data-style-name="N103">14/feb/18</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6:03</meta:creation-date>
    <meta:generator>OpenOffice/4.1.3$Win32 OpenOffice.org_project/413m1$Build-9783</meta:generator>
    <dc:date>2018-02-14T12:21:52.78</dc:date>
    <dc:creator>Rosana Arnáiz Vicario</dc:creator>
    <meta:editing-duration>PT1H7M44S</meta:editing-duration>
    <meta:editing-cycles>10</meta:editing-cycles>
    <meta:document-statistic meta:table-count="0" meta:image-count="0" meta:object-count="0" meta:page-count="2" meta:paragraph-count="12" meta:word-count="153" meta:character-count="1045"/>
  </office:meta>
</office:document-meta>
</file>